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4.078cm"/>
    </style:style>
    <style:style style:name="co3" style:family="table-column">
      <style:table-column-properties fo:break-before="auto" style:column-width="7.77cm"/>
    </style:style>
    <style:style style:name="co4" style:family="table-column">
      <style:table-column-properties fo:break-before="auto" style:column-width="9.518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ccf5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transparent" fo:border="0.002cm solid #000000"/>
    </style:style>
    <style:style style:name="ce8" style:family="table-cell" style:parent-style-name="Default">
      <style:table-cell-properties fo:background-color="#ccffff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2ccf5" fo:border="0.002cm solid #000000"/>
    </style:style>
    <style:style style:name="ce11" style:family="table-cell" style:parent-style-name="Default">
      <style:table-cell-properties fo:background-color="transparent" fo:border="0.002cm solid #000000"/>
      <style:text-properties fo:color="#ff66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12"/>
        <table:table-row table:style-name="ro1">
          <table:table-cell table:style-name="ce1" office:value-type="string">
            <text:p>Feature Name</text:p>
          </table:table-cell>
          <table:table-cell table:style-name="ce1"/>
          <table:table-cell table:style-name="ce1" office:value-type="string">
            <text:p>Value Counts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Label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table:style-name="ce3" office:value-type="string">
            <text:p>MSZoning </text:p>
          </table:table-cell>
          <table:table-cell table:style-name="ce3" office:value-type="string">
            <text:p>Label Encode</text:p>
          </table:table-cell>
          <table:table-cell office:value-type="string">
            <text:p>RL <text:s text:c="8"/>1149</text:p>
          </table:table-cell>
          <table:table-cell office:value-type="string">
            <text:p>A - Agriculture</text:p>
          </table:table-cell>
          <table:table-cell/>
        </table:table-row>
        <table:table-row table:style-name="ro2">
          <table:table-cell table:style-name="ce4"/>
          <table:table-cell table:style-name="Default"/>
          <table:table-cell office:value-type="string">
            <text:p>RM <text:s text:c="9"/>218</text:p>
          </table:table-cell>
          <table:table-cell office:value-type="string">
            <text:p>C - Commercial</text:p>
          </table:table-cell>
          <table:table-cell/>
        </table:table-row>
        <table:table-row table:style-name="ro2">
          <table:table-cell table:style-name="ce4"/>
          <table:table-cell table:style-name="Default"/>
          <table:table-cell office:value-type="string">
            <text:p>FV <text:s text:c="10"/>65</text:p>
          </table:table-cell>
          <table:table-cell office:value-type="string">
            <text:p>FV - Floating Village Residential</text:p>
          </table:table-cell>
          <table:table-cell/>
        </table:table-row>
        <table:table-row table:style-name="ro2">
          <table:table-cell table:style-name="ce4"/>
          <table:table-cell table:style-name="Default"/>
          <table:table-cell office:value-type="string">
            <text:p>RH <text:s text:c="10"/>16</text:p>
          </table:table-cell>
          <table:table-cell office:value-type="string">
            <text:p>I - Industrial</text:p>
          </table:table-cell>
          <table:table-cell/>
        </table:table-row>
        <table:table-row table:style-name="ro2">
          <table:table-cell table:style-name="ce4"/>
          <table:table-cell table:style-name="Default"/>
          <table:table-cell office:value-type="string">
            <text:p>C (all) <text:s text:c="5"/>10 </text:p>
          </table:table-cell>
          <table:table-cell office:value-type="string">
            <text:p>RH - Residential High Density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office:value-type="string">
            <text:p>RL - Residential Low Density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office:value-type="string">
            <text:p>RP - Residential Low Density Park 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office:value-type="string">
            <text:p>RM - Residential Medium Density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table:style-name="ce3" office:value-type="string">
            <text:p>Street</text:p>
          </table:table-cell>
          <table:table-cell table:style-name="ce3" office:value-type="string">
            <text:p>Label Encode</text:p>
          </table:table-cell>
          <table:table-cell office:value-type="string">
            <text:p>Pave <text:s text:c="3"/>1452</text:p>
          </table:table-cell>
          <table:table-cell office:value-type="string">
            <text:p>Grvl - Grave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rvl <text:s text:c="6"/>6 </text:p>
          </table:table-cell>
          <table:table-cell office:value-type="string">
            <text:p>Pave - Paved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table:style-name="ce3" office:value-type="string">
            <text:p>LotShape</text:p>
          </table:table-cell>
          <table:table-cell table:style-name="ce3" office:value-type="string">
            <text:p>Label Encode</text:p>
          </table:table-cell>
          <table:table-cell office:value-type="string">
            <text:p>Reg <text:s text:c="3"/>923</text:p>
          </table:table-cell>
          <table:table-cell office:value-type="string">
            <text:p>Reg - Regula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R1 <text:s text:c="3"/>484</text:p>
          </table:table-cell>
          <table:table-cell office:value-type="string">
            <text:p>IR1 - Slightly irregula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R2 <text:s text:c="4"/>41</text:p>
          </table:table-cell>
          <table:table-cell office:value-type="string">
            <text:p>IR2 - Moderately Irregula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R3 <text:s text:c="4"/>10 </text:p>
          </table:table-cell>
          <table:table-cell office:value-type="string">
            <text:p>IR3 - Irregula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LandContour </text:p>
          </table:table-cell>
          <table:table-cell table:style-name="ce3" office:value-type="string">
            <text:p>Label Encode</text:p>
          </table:table-cell>
          <table:table-cell office:value-type="string">
            <text:p>Lvl <text:s text:c="3"/>1309</text:p>
          </table:table-cell>
          <table:table-cell office:value-type="string">
            <text:p>Lvl - Near Flat/Leve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nk <text:s text:c="5"/>63</text:p>
          </table:table-cell>
          <table:table-cell office:value-type="string">
            <text:p>Bnk - Banked - Quick and significant rise from street grade to buildin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LS <text:s text:c="5"/>50</text:p>
          </table:table-cell>
          <table:table-cell office:value-type="string">
            <text:p>HLS - Hillside - Significant slope from side to sid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w <text:s text:c="5"/>36 </text:p>
          </table:table-cell>
          <table:table-cell office:value-type="string">
            <text:p>Low - Depression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3" office:value-type="string">
            <text:p>Utilities </text:p>
          </table:table-cell>
          <table:table-cell table:style-name="ce3" office:value-type="string">
            <text:p>Label Encode</text:p>
          </table:table-cell>
          <table:table-cell office:value-type="string">
            <text:p>AllPub <text:s text:c="3"/>1457</text:p>
          </table:table-cell>
          <table:table-cell office:value-type="string">
            <text:p>AllPub - All public Utilities (E,G,W,&amp; S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oSeWa <text:s text:c="6"/>1 </text:p>
          </table:table-cell>
          <table:table-cell office:value-type="string">
            <text:p>NoSewr - Electricity, Gas, and Water (Septic Tank)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oSeWa - Electricity and Gas Onl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LO - Electricity onl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string">
            <text:p>LotConfig </text:p>
          </table:table-cell>
          <table:table-cell table:style-name="ce8" office:value-type="string">
            <text:p>One-Hot</text:p>
          </table:table-cell>
          <table:table-cell office:value-type="string">
            <text:p>Inside <text:s text:c="4"/>1050</text:p>
          </table:table-cell>
          <table:table-cell office:value-type="string">
            <text:p>Inside - Inside lo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rner <text:s text:c="5"/>263</text:p>
          </table:table-cell>
          <table:table-cell office:value-type="string">
            <text:p>Corner - Corner lo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ulDSac <text:s text:c="5"/>94</text:p>
          </table:table-cell>
          <table:table-cell office:value-type="string">
            <text:p>CulDSac - Cul-de-sac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R2 <text:s text:c="9"/>47</text:p>
          </table:table-cell>
          <table:table-cell office:value-type="string">
            <text:p>FR2 - Frontage on 2 sides of propert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R3 <text:s text:c="10"/>4 </text:p>
          </table:table-cell>
          <table:table-cell office:value-type="string">
            <text:p>FR3 - Frontage on 3 sides of propert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LandSlope </text:p>
          </table:table-cell>
          <table:table-cell table:style-name="ce3" office:value-type="string">
            <text:p>Label Encode</text:p>
          </table:table-cell>
          <table:table-cell office:value-type="string">
            <text:p>Gtl <text:s text:c="3"/>1380</text:p>
          </table:table-cell>
          <table:table-cell office:value-type="string">
            <text:p>Gtl - Gentle slop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od <text:s text:c="5"/>65</text:p>
          </table:table-cell>
          <table:table-cell office:value-type="string">
            <text:p>Mod - Moderate Slop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ev <text:s text:c="5"/>13 </text:p>
          </table:table-cell>
          <table:table-cell office:value-type="string">
            <text:p>Sev - Severe Slop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string">
            <text:p>Neighborhood </text:p>
          </table:table-cell>
          <table:table-cell table:style-name="ce8" office:value-type="string">
            <text:p>One-Hot</text:p>
          </table:table-cell>
          <table:table-cell office:value-type="string">
            <text:p>NAmes <text:s text:c="5"/>225</text:p>
          </table:table-cell>
          <table:table-cell office:value-type="string">
            <text:p>Blmngtn-Bloomington Height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llgCr <text:s text:c="3"/>149</text:p>
          </table:table-cell>
          <table:table-cell office:value-type="string">
            <text:p>Blueste-Blueste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OldTown <text:s text:c="3"/>113</text:p>
          </table:table-cell>
          <table:table-cell office:value-type="string">
            <text:p>BrDale-Briarda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dwards <text:s text:c="3"/>100</text:p>
          </table:table-cell>
          <table:table-cell office:value-type="string">
            <text:p>BrkSide-Brooksid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omerst <text:s text:c="4"/>86</text:p>
          </table:table-cell>
          <table:table-cell office:value-type="string">
            <text:p>ClearCr-Clear Creek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ilbert <text:s text:c="4"/>79</text:p>
          </table:table-cell>
          <table:table-cell office:value-type="string">
            <text:p>CollgCr-College Creek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ridgHt <text:s text:c="4"/>77</text:p>
          </table:table-cell>
          <table:table-cell office:value-type="string">
            <text:p>Crawfor-Crawfor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awyer <text:s text:c="5"/>74</text:p>
          </table:table-cell>
          <table:table-cell office:value-type="string">
            <text:p>Edwards-Edward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WAmes <text:s text:c="5"/>73</text:p>
          </table:table-cell>
          <table:table-cell office:value-type="string">
            <text:p>Gilbert-Gilber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awyerW <text:s text:c="4"/>59</text:p>
          </table:table-cell>
          <table:table-cell office:value-type="string">
            <text:p>IDOTRR-Iowa DOT and Rail Roa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rkSide <text:s text:c="4"/>58</text:p>
          </table:table-cell>
          <table:table-cell office:value-type="string">
            <text:p>MeadowV-Meadow Vill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awfor <text:s text:c="4"/>51</text:p>
          </table:table-cell>
          <table:table-cell office:value-type="string">
            <text:p>Mitchel-Mitchel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itchel <text:s text:c="4"/>49</text:p>
          </table:table-cell>
          <table:table-cell office:value-type="string">
            <text:p>Names-North Ame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oRidge <text:s text:c="4"/>41</text:p>
          </table:table-cell>
          <table:table-cell office:value-type="string">
            <text:p>NoRidge-Northrid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imber <text:s text:c="5"/>37</text:p>
          </table:table-cell>
          <table:table-cell office:value-type="string">
            <text:p>NPkVill-Northpark Villa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DOTRR <text:s text:c="5"/>37</text:p>
          </table:table-cell>
          <table:table-cell office:value-type="string">
            <text:p>NridgHt-Northridge Height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learCr <text:s text:c="4"/>28</text:p>
          </table:table-cell>
          <table:table-cell office:value-type="string">
            <text:p>NWAmes-Northwest Ame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toneBr <text:s text:c="4"/>25</text:p>
          </table:table-cell>
          <table:table-cell office:value-type="string">
            <text:p>OldTown-Old Tow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WISU <text:s text:c="6"/>25</text:p>
          </table:table-cell>
          <table:table-cell office:value-type="string">
            <text:p>SWISU-South &amp; West of Iowa State Universit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lmngtn <text:s text:c="4"/>17</text:p>
          </table:table-cell>
          <table:table-cell office:value-type="string">
            <text:p>Sawyer-Sawy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eadowV <text:s text:c="4"/>17</text:p>
          </table:table-cell>
          <table:table-cell office:value-type="string">
            <text:p>SawyerW-Sawyer Wes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rDale <text:s text:c="5"/>16</text:p>
          </table:table-cell>
          <table:table-cell office:value-type="string">
            <text:p>Somerst-Somer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eenker <text:s text:c="4"/>11</text:p>
          </table:table-cell>
          <table:table-cell office:value-type="string">
            <text:p>StoneBr-Stone Brook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PkVill <text:s text:c="5"/>9</text:p>
          </table:table-cell>
          <table:table-cell office:value-type="string">
            <text:p>Timber-Timberlan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lueste <text:s text:c="5"/>2 </text:p>
          </table:table-cell>
          <table:table-cell office:value-type="string">
            <text:p>Veenker-Veenk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Condition1</text:p>
          </table:table-cell>
          <table:table-cell table:style-name="ce3" office:value-type="string">
            <text:p>Label Encode</text:p>
          </table:table-cell>
          <table:table-cell office:value-type="string">
            <text:p>Norm <text:s text:c="5"/>1258</text:p>
          </table:table-cell>
          <table:table-cell office:value-type="string">
            <text:p>Artery - Adjacent to arterial stre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eedr <text:s text:c="6"/>81</text:p>
          </table:table-cell>
          <table:table-cell office:value-type="string">
            <text:p>Feedr - Adjacent to feeder street -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rtery <text:s text:c="5"/>48</text:p>
          </table:table-cell>
          <table:table-cell office:value-type="string">
            <text:p>Norm - Normal -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RAn <text:s text:c="7"/>26</text:p>
          </table:table-cell>
          <table:table-cell office:value-type="string">
            <text:p>RRNn - Within 200' of North-South Railroa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osN <text:s text:c="7"/>19</text:p>
          </table:table-cell>
          <table:table-cell office:value-type="string">
            <text:p>RRAn - Adjacent to North-South Railroa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RAe <text:s text:c="7"/>11</text:p>
          </table:table-cell>
          <table:table-cell office:value-type="string">
            <text:p>PosN - Near positive off-site feature--park, greenbelt, etc.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osA <text:s text:c="8"/>8</text:p>
          </table:table-cell>
          <table:table-cell office:value-type="string">
            <text:p>PosA - Adjacent to postive off-site featur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RNn <text:s text:c="8"/>5</text:p>
          </table:table-cell>
          <table:table-cell office:value-type="string">
            <text:p>RRNe - Within 200' of East-West Railroa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RNe <text:s text:c="8"/>2 </text:p>
          </table:table-cell>
          <table:table-cell office:value-type="string">
            <text:p>RRAe - Adjacent to East-West Railroa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Condition2 </text:p>
          </table:table-cell>
          <table:table-cell table:style-name="ce3" office:value-type="string">
            <text:p>Label Encode</text:p>
          </table:table-cell>
          <table:table-cell office:value-type="string">
            <text:p>Norm <text:s text:c="5"/>1443</text:p>
          </table:table-cell>
          <table:table-cell office:value-type="string">
            <text:p>Artery - Adjacent to arterial stre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eedr <text:s text:c="7"/>6</text:p>
          </table:table-cell>
          <table:table-cell office:value-type="string">
            <text:p>Feedr - Adjacent to feeder street -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rtery <text:s text:c="6"/>2</text:p>
          </table:table-cell>
          <table:table-cell office:value-type="string">
            <text:p>Norm - Normal -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osN <text:s text:c="8"/>2</text:p>
          </table:table-cell>
          <table:table-cell office:value-type="string">
            <text:p>RRNn - Within 200' of North-South Railroa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RNn <text:s text:c="8"/>2</text:p>
          </table:table-cell>
          <table:table-cell office:value-type="string">
            <text:p>RRAn - Adjacent to North-South Railroa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RAn <text:s text:c="8"/>1</text:p>
          </table:table-cell>
          <table:table-cell office:value-type="string">
            <text:p>PosN - Near positive off-site feature--park, greenbelt, etc.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RAe <text:s text:c="8"/>1</text:p>
          </table:table-cell>
          <table:table-cell office:value-type="string">
            <text:p>PosA - Adjacent to postive off-site featur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osA <text:s text:c="8"/>1 </text:p>
          </table:table-cell>
          <table:table-cell office:value-type="string">
            <text:p>RRNe - Within 200' of East-West Railroa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RAe - Adjacent to East-West Railroa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BldgType </text:p>
          </table:table-cell>
          <table:table-cell table:style-name="ce3" office:value-type="string">
            <text:p>Label Encode</text:p>
          </table:table-cell>
          <table:table-cell office:value-type="string">
            <text:p>1Fam <text:s text:c="5"/>1218</text:p>
          </table:table-cell>
          <table:table-cell office:value-type="string">
            <text:p>1Fam - Single-family Detached -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wnhsE <text:s text:c="4"/>114</text:p>
          </table:table-cell>
          <table:table-cell office:value-type="string">
            <text:p>2FmCon - Two-family Conversion; originally built as one-family dwellin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uplex <text:s text:c="5"/>52</text:p>
          </table:table-cell>
          <table:table-cell office:value-type="string">
            <text:p>Duplx - Duple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wnhs <text:s text:c="6"/>43</text:p>
          </table:table-cell>
          <table:table-cell office:value-type="string">
            <text:p>TwnhsE - Townhouse End Uni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2fmCon <text:s text:c="5"/>31 </text:p>
          </table:table-cell>
          <table:table-cell office:value-type="string">
            <text:p>TwnhsI - Townhouse Inside Uni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HouseStyle</text:p>
          </table:table-cell>
          <table:table-cell table:style-name="ce3" office:value-type="string">
            <text:p>Label Encode</text:p>
          </table:table-cell>
          <table:table-cell office:value-type="string">
            <text:p>1Story <text:s text:c="3"/>726</text:p>
          </table:table-cell>
          <table:table-cell office:value-type="string">
            <text:p>1Story - One stor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2Story <text:s text:c="3"/>444</text:p>
          </table:table-cell>
          <table:table-cell office:value-type="string">
            <text:p>1.5Fin - One and one-half story: 2nd level finishe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.5Fin <text:s text:c="3"/>154</text:p>
          </table:table-cell>
          <table:table-cell office:value-type="string">
            <text:p>1.5Unf - One and one-half story: 2nd level unfinishe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Lvl <text:s text:c="6"/>64</text:p>
          </table:table-cell>
          <table:table-cell office:value-type="string">
            <text:p>2Story - Two stor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Foyer <text:s text:c="4"/>37</text:p>
          </table:table-cell>
          <table:table-cell office:value-type="string">
            <text:p>2.5Fin - Two and one-half story: 2nd level finishe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.5Unf <text:s text:c="4"/>14</text:p>
          </table:table-cell>
          <table:table-cell office:value-type="string">
            <text:p>2.5Unf - Two and one-half story: 2nd level unfinishe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2.5Unf <text:s text:c="4"/>11</text:p>
          </table:table-cell>
          <table:table-cell office:value-type="string">
            <text:p>SFoyer - Split Foy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2.5Fin <text:s text:c="5"/>8 </text:p>
          </table:table-cell>
          <table:table-cell office:value-type="string">
            <text:p>SLvl - Split Leve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RoofStyle </text:p>
          </table:table-cell>
          <table:table-cell table:style-name="ce3" office:value-type="string">
            <text:p>Label Encode</text:p>
          </table:table-cell>
          <table:table-cell office:value-type="string">
            <text:p>Gable <text:s text:c="5"/>1139</text:p>
          </table:table-cell>
          <table:table-cell office:value-type="string">
            <text:p>Flat - Fla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ip <text:s text:c="8"/>286</text:p>
          </table:table-cell>
          <table:table-cell office:value-type="string">
            <text:p>Gable - Gab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lat <text:s text:c="8"/>13</text:p>
          </table:table-cell>
          <table:table-cell office:value-type="string">
            <text:p>Gambrel - Gabrel (Barn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ambrel <text:s text:c="5"/>11</text:p>
          </table:table-cell>
          <table:table-cell office:value-type="string">
            <text:p>Hip - Hip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ansard <text:s text:c="6"/>7</text:p>
          </table:table-cell>
          <table:table-cell office:value-type="string">
            <text:p>Mansard - Mansar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hed <text:s text:c="9"/>2 </text:p>
          </table:table-cell>
          <table:table-cell office:value-type="string">
            <text:p>Shed - Sh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RoofMatl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CompShg <text:s text:c="3"/>1432</text:p>
          </table:table-cell>
          <table:table-cell table:style-name="ce4" office:value-type="string">
            <text:p>ClyTile - Clay or Tile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>
            <text:p>Tar&amp;Grv <text:s text:c="5"/>11</text:p>
          </table:table-cell>
          <table:table-cell table:style-name="ce4" office:value-type="string">
            <text:p>CompShg - Standard (Composite) Shingle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>
            <text:p>WdShngl <text:s text:c="6"/>6</text:p>
          </table:table-cell>
          <table:table-cell table:style-name="ce4" office:value-type="string">
            <text:p>Membran - Membrane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>
            <text:p>WdShake <text:s text:c="6"/>5</text:p>
          </table:table-cell>
          <table:table-cell table:style-name="ce4" office:value-type="string">
            <text:p>Metal - Metal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>
            <text:p>Metal <text:s text:c="8"/>1</text:p>
          </table:table-cell>
          <table:table-cell table:style-name="ce4" office:value-type="string">
            <text:p>Roll - Roll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>
            <text:p>ClyTile <text:s text:c="6"/>1</text:p>
          </table:table-cell>
          <table:table-cell table:style-name="ce4" office:value-type="string">
            <text:p>Tar&amp;Grv - Gravel &amp; Tar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>
            <text:p>Roll <text:s text:c="9"/>1</text:p>
          </table:table-cell>
          <table:table-cell table:style-name="ce4" office:value-type="string">
            <text:p>WdShake - Wood Shakes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>
            <text:p>Membran <text:s text:c="6"/>1 </text:p>
          </table:table-cell>
          <table:table-cell table:style-name="ce4" office:value-type="string">
            <text:p>WdShngl - Wood Shingl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Exterior1st</text:p>
          </table:table-cell>
          <table:table-cell table:style-name="ce3" office:value-type="string">
            <text:p>Label Encode</text:p>
          </table:table-cell>
          <table:table-cell office:value-type="string">
            <text:p>VinylSd <text:s text:c="3"/>513</text:p>
          </table:table-cell>
          <table:table-cell office:value-type="string">
            <text:p>AsbShng - Asbestos Shingle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dBoard <text:s text:c="3"/>222</text:p>
          </table:table-cell>
          <table:table-cell office:value-type="string">
            <text:p>AsphShn - Asphalt Shingle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etalSd <text:s text:c="3"/>220</text:p>
          </table:table-cell>
          <table:table-cell office:value-type="string">
            <text:p>BrkComm - Brick Comm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d Sdng <text:s text:c="3"/>206</text:p>
          </table:table-cell>
          <table:table-cell office:value-type="string">
            <text:p>BrkFace - Brick Fa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lywood <text:s text:c="3"/>108</text:p>
          </table:table-cell>
          <table:table-cell office:value-type="string">
            <text:p>CBlock - Cinder Block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emntBd <text:s text:c="4"/>61</text:p>
          </table:table-cell>
          <table:table-cell office:value-type="string">
            <text:p>CemntBd - Cement Boar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rkFace <text:s text:c="4"/>50</text:p>
          </table:table-cell>
          <table:table-cell office:value-type="string">
            <text:p>HdBoard - Hard Boar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dShing <text:s text:c="4"/>26</text:p>
          </table:table-cell>
          <table:table-cell office:value-type="string">
            <text:p>ImStucc - Imitation Stucc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tucco <text:s text:c="5"/>25</text:p>
          </table:table-cell>
          <table:table-cell office:value-type="string">
            <text:p>MetalSd - Metal Sidin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sbShng <text:s text:c="4"/>20</text:p>
          </table:table-cell>
          <table:table-cell office:value-type="string">
            <text:p>Other - Oth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rkComm <text:s text:c="5"/>2</text:p>
          </table:table-cell>
          <table:table-cell office:value-type="string">
            <text:p>Plywood - Plywoo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tone <text:s text:c="7"/>2</text:p>
          </table:table-cell>
          <table:table-cell office:value-type="string">
            <text:p>PreCast - PreCast -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Block <text:s text:c="6"/>1</text:p>
          </table:table-cell>
          <table:table-cell office:value-type="string">
            <text:p>Stone - Ston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sphShn <text:s text:c="5"/>1</text:p>
          </table:table-cell>
          <table:table-cell office:value-type="string">
            <text:p>Stucco - Stucc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mStucc <text:s text:c="5"/>1 </text:p>
          </table:table-cell>
          <table:table-cell office:value-type="string">
            <text:p>VinylSd - Vinyl Sid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d Sdng - Wood Sid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dShing - Wood Shingl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Exterior2nd </text:p>
          </table:table-cell>
          <table:table-cell table:style-name="ce3" office:value-type="string">
            <text:p>Label Encode</text:p>
          </table:table-cell>
          <table:table-cell office:value-type="string">
            <text:p>VinylSd <text:s text:c="3"/>502</text:p>
          </table:table-cell>
          <table:table-cell office:value-type="string">
            <text:p>AsbShng - Asbestos Shingles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MetalSd <text:s text:c="3"/>214</text:p>
          </table:table-cell>
          <table:table-cell office:value-type="string">
            <text:p>AsphShn - Asphalt Shingles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HdBoard <text:s text:c="3"/>207</text:p>
          </table:table-cell>
          <table:table-cell office:value-type="string">
            <text:p>BrkComm - Brick Common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Wd Sdng <text:s text:c="3"/>197</text:p>
          </table:table-cell>
          <table:table-cell office:value-type="string">
            <text:p>BrkFace - Brick Face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Plywood <text:s text:c="3"/>142</text:p>
          </table:table-cell>
          <table:table-cell office:value-type="string">
            <text:p>CBlock - Cinder Block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CmentBd <text:s text:c="4"/>60</text:p>
          </table:table-cell>
          <table:table-cell office:value-type="string">
            <text:p>CemntBd - Cement Boar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Wd Shng <text:s text:c="4"/>38</text:p>
          </table:table-cell>
          <table:table-cell office:value-type="string">
            <text:p>HdBoard - Hard Boar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Stucco <text:s text:c="5"/>26</text:p>
          </table:table-cell>
          <table:table-cell office:value-type="string">
            <text:p>ImStucc - Imitation Stucco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BrkFace <text:s text:c="4"/>25</text:p>
          </table:table-cell>
          <table:table-cell office:value-type="string">
            <text:p>MetalSd - Metal Siding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AsbShng <text:s text:c="4"/>20</text:p>
          </table:table-cell>
          <table:table-cell office:value-type="string">
            <text:p>Other - Other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ImStucc <text:s text:c="4"/>10</text:p>
          </table:table-cell>
          <table:table-cell office:value-type="string">
            <text:p>Plywood - Plywoo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Brk Cmn <text:s text:c="5"/>7</text:p>
          </table:table-cell>
          <table:table-cell office:value-type="string">
            <text:p>PreCast - PreCast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Stone <text:s text:c="7"/>5</text:p>
          </table:table-cell>
          <table:table-cell office:value-type="string">
            <text:p>Stone - Stone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AsphShn <text:s text:c="5"/>3</text:p>
          </table:table-cell>
          <table:table-cell office:value-type="string">
            <text:p>Stucco - Stucco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CBlock <text:s text:c="6"/>1</text:p>
          </table:table-cell>
          <table:table-cell office:value-type="string">
            <text:p>VinylSd - Vinyl Siding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Other <text:s text:c="7"/>1 </text:p>
          </table:table-cell>
          <table:table-cell office:value-type="string">
            <text:p>Wd Sdng - Wood Siding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>
            <text:p>WdShing - Wood Shingles</text:p>
          </table:table-cell>
          <table:table-cell/>
        </table:table-row>
        <table:table-row table:style-name="ro1">
          <table:table-cell table:style-name="ce4"/>
          <table:table-cell table:number-columns-repeated="4"/>
        </table:table-row>
        <table:table-row table:style-name="ro2">
          <table:table-cell table:style-name="ce3" office:value-type="string">
            <text:p>ExterQual </text:p>
          </table:table-cell>
          <table:table-cell table:style-name="ce3" office:value-type="string">
            <text:p>Label Encode</text:p>
          </table:table-cell>
          <table:table-cell office:value-type="string">
            <text:p>TA <text:s text:c="3"/>905</text:p>
          </table:table-cell>
          <table:table-cell office:value-type="string">
            <text:p>Ex - Excellent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Gd <text:s text:c="3"/>487</text:p>
          </table:table-cell>
          <table:table-cell office:value-type="string">
            <text:p>Gd - Goo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Ex <text:s text:c="4"/>52</text:p>
          </table:table-cell>
          <table:table-cell office:value-type="string">
            <text:p>TA - Average/Typical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Fa <text:s text:c="4"/>14 </text:p>
          </table:table-cell>
          <table:table-cell office:value-type="string">
            <text:p>Fa - Fair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>
            <text:p>Po - Poor</text:p>
          </table:table-cell>
          <table:table-cell/>
        </table:table-row>
        <table:table-row table:style-name="ro1">
          <table:table-cell table:style-name="ce4"/>
          <table:table-cell table:number-columns-repeated="4"/>
        </table:table-row>
        <table:table-row table:style-name="ro2">
          <table:table-cell table:style-name="ce3" office:value-type="string">
            <text:p>ExterCond </text:p>
          </table:table-cell>
          <table:table-cell table:style-name="ce3" office:value-type="string">
            <text:p>Label Encode</text:p>
          </table:table-cell>
          <table:table-cell office:value-type="string">
            <text:p>TA <text:s text:c="3"/>1280</text:p>
          </table:table-cell>
          <table:table-cell office:value-type="string">
            <text:p>Ex - Excellent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Gd <text:s text:c="4"/>146</text:p>
          </table:table-cell>
          <table:table-cell office:value-type="string">
            <text:p>Gd - Goo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Fa <text:s text:c="5"/>28</text:p>
          </table:table-cell>
          <table:table-cell office:value-type="string">
            <text:p>TA - Average/Typical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Ex <text:s text:c="6"/>3</text:p>
          </table:table-cell>
          <table:table-cell office:value-type="string">
            <text:p>Fa - Fair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Po <text:s text:c="6"/>1 </text:p>
          </table:table-cell>
          <table:table-cell office:value-type="string">
            <text:p>Po - Poor</text:p>
          </table:table-cell>
          <table:table-cell/>
        </table:table-row>
        <table:table-row table:style-name="ro1">
          <table:table-cell table:style-name="ce4"/>
          <table:table-cell table:number-columns-repeated="4"/>
        </table:table-row>
        <table:table-row table:style-name="ro2">
          <table:table-cell table:style-name="ce3" office:value-type="string">
            <text:p>Foundation </text:p>
          </table:table-cell>
          <table:table-cell table:style-name="ce3" office:value-type="string">
            <text:p>Label Encode</text:p>
          </table:table-cell>
          <table:table-cell office:value-type="string">
            <text:p>PConc <text:s text:c="4"/>645</text:p>
          </table:table-cell>
          <table:table-cell office:value-type="string">
            <text:p>BrkTil - Brick &amp; Tile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CBlock <text:s text:c="3"/>634</text:p>
          </table:table-cell>
          <table:table-cell office:value-type="string">
            <text:p>CBlock - Cinder Block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BrkTil <text:s text:c="3"/>146</text:p>
          </table:table-cell>
          <table:table-cell office:value-type="string">
            <text:p>PConc - Poured Contrete - 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Slab <text:s text:c="6"/>24</text:p>
          </table:table-cell>
          <table:table-cell office:value-type="string">
            <text:p>Slab - Slab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Stone <text:s text:c="6"/>6</text:p>
          </table:table-cell>
          <table:table-cell office:value-type="string">
            <text:p>Stone - Stone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Wood <text:s text:c="7"/>3 </text:p>
          </table:table-cell>
          <table:table-cell office:value-type="string">
            <text:p>Wood - Wood</text:p>
          </table:table-cell>
          <table:table-cell/>
        </table:table-row>
        <table:table-row table:style-name="ro1">
          <table:table-cell table:style-name="ce4"/>
          <table:table-cell table:number-columns-repeated="4"/>
        </table:table-row>
        <table:table-row table:style-name="ro2">
          <table:table-cell table:style-name="ce3" office:value-type="string">
            <text:p>BsmtQual </text:p>
          </table:table-cell>
          <table:table-cell table:style-name="ce3" office:value-type="string">
            <text:p>Label Encode</text:p>
          </table:table-cell>
          <table:table-cell office:value-type="string">
            <text:p>TA <text:s text:c="3"/>649</text:p>
          </table:table-cell>
          <table:table-cell office:value-type="string">
            <text:p>Ex - Excellent (100+ inches)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Gd <text:s text:c="3"/>616</text:p>
          </table:table-cell>
          <table:table-cell office:value-type="string">
            <text:p>Gd - Good (90-99 inches)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Ex <text:s text:c="3"/>121</text:p>
          </table:table-cell>
          <table:table-cell office:value-type="string">
            <text:p>TA - Typical (80-89 inches)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NA <text:s text:c="4"/>37</text:p>
          </table:table-cell>
          <table:table-cell office:value-type="string">
            <text:p>Fa - Fair (70-79 inches)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Fa <text:s text:c="4"/>35 </text:p>
          </table:table-cell>
          <table:table-cell office:value-type="string">
            <text:p>Po - Poor (&lt;70 inche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>
            <text:p>NA - No Basement</text:p>
          </table:table-cell>
          <table:table-cell/>
        </table:table-row>
        <table:table-row table:style-name="ro1">
          <table:table-cell table:style-name="ce4"/>
          <table:table-cell table:number-columns-repeated="4"/>
        </table:table-row>
        <table:table-row table:style-name="ro2">
          <table:table-cell table:style-name="ce3" office:value-type="string">
            <text:p>BsmtCond </text:p>
          </table:table-cell>
          <table:table-cell table:style-name="ce3" office:value-type="string">
            <text:p>Label Encode</text:p>
          </table:table-cell>
          <table:table-cell office:value-type="string">
            <text:p>TA <text:s text:c="3"/>1346</text:p>
          </table:table-cell>
          <table:table-cell office:value-type="string">
            <text:p>Ex - Excellent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Gd <text:s text:c="5"/>65</text:p>
          </table:table-cell>
          <table:table-cell office:value-type="string">
            <text:p>Gd - Goo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Fa <text:s text:c="5"/>45</text:p>
          </table:table-cell>
          <table:table-cell office:value-type="string">
            <text:p>TA - Typical - slight dampness allowe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Po <text:s text:c="6"/>2 </text:p>
          </table:table-cell>
          <table:table-cell office:value-type="string">
            <text:p>Fa - Fair - dampness or some cracking or settling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>
            <text:p>Po - Poor - Severe cracking, settling, or wetnes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>
            <text:p>NA - No Basement</text:p>
          </table:table-cell>
          <table:table-cell/>
        </table:table-row>
        <table:table-row table:style-name="ro1">
          <table:table-cell table:style-name="ce4"/>
          <table:table-cell table:number-columns-repeated="4"/>
        </table:table-row>
        <table:table-row table:style-name="ro2">
          <table:table-cell table:style-name="ce3" office:value-type="string">
            <text:p>BsmtExposure </text:p>
          </table:table-cell>
          <table:table-cell table:style-name="ce3" office:value-type="string">
            <text:p>Label Encode</text:p>
          </table:table-cell>
          <table:table-cell office:value-type="string">
            <text:p>No <text:s text:c="3"/>951</text:p>
          </table:table-cell>
          <table:table-cell office:value-type="string">
            <text:p>Gd - Good Exposure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Av <text:s text:c="3"/>221</text:p>
          </table:table-cell>
          <table:table-cell office:value-type="string">
            <text:p>Av - Average Exposure (split levels or foyers typically score average or above) - 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Gd <text:s text:c="3"/>134</text:p>
          </table:table-cell>
          <table:table-cell office:value-type="string">
            <text:p>Mn - Mimimum Exposure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Mn <text:s text:c="3"/>114</text:p>
          </table:table-cell>
          <table:table-cell office:value-type="string">
            <text:p>No - No Exposure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NA <text:s text:c="4"/>37</text:p>
          </table:table-cell>
          <table:table-cell office:value-type="string">
            <text:p>NA - No Basement</text:p>
          </table:table-cell>
          <table:table-cell/>
        </table:table-row>
        <table:table-row table:style-name="ro2">
          <table:table-cell table:style-name="ce4"/>
          <table:table-cell/>
          <table:table-cell office:value-type="float" office:value="1">
            <text:p>1</text:p>
          </table:table-cell>
          <table:table-cell table:style-name="ce11" office:value-type="string">
            <text:p>Replace empty string ( ' ' ) with NA</text:p>
          </table:table-cell>
          <table:table-cell/>
        </table:table-row>
        <table:table-row table:style-name="ro1">
          <table:table-cell table:style-name="ce4"/>
          <table:table-cell table:number-columns-repeated="4"/>
        </table:table-row>
        <table:table-row table:style-name="ro2">
          <table:table-cell table:style-name="ce3" office:value-type="string">
            <text:p>BsmtFinType1 </text:p>
          </table:table-cell>
          <table:table-cell table:style-name="ce3" office:value-type="string">
            <text:p>Label Encode</text:p>
          </table:table-cell>
          <table:table-cell office:value-type="string">
            <text:p>Unf <text:s text:c="3"/>429</text:p>
          </table:table-cell>
          <table:table-cell office:value-type="string">
            <text:p>GLQ - Good Living Quarters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GLQ <text:s text:c="3"/>417</text:p>
          </table:table-cell>
          <table:table-cell office:value-type="string">
            <text:p>ALQ - Average Living Quarters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ALQ <text:s text:c="3"/>220</text:p>
          </table:table-cell>
          <table:table-cell office:value-type="string">
            <text:p>BLQ - Below Average Living Quarters - 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BLQ <text:s text:c="3"/>148</text:p>
          </table:table-cell>
          <table:table-cell office:value-type="string">
            <text:p>Rec - Average Rec Room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Rec <text:s text:c="3"/>133</text:p>
          </table:table-cell>
          <table:table-cell office:value-type="string">
            <text:p>LwQ - Low Quality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LwQ <text:s text:c="4"/>74</text:p>
          </table:table-cell>
          <table:table-cell office:value-type="string">
            <text:p>Unf - Unfinshed</text:p>
          </table:table-cell>
          <table:table-cell/>
        </table:table-row>
        <table:table-row table:style-name="ro2">
          <table:table-cell table:style-name="ce4"/>
          <table:table-cell/>
          <table:table-cell office:value-type="string">
            <text:p>NA <text:s text:c="5"/>37 </text:p>
          </table:table-cell>
          <table:table-cell office:value-type="string">
            <text:p>NA - No Basement</text:p>
          </table:table-cell>
          <table:table-cell/>
        </table:table-row>
        <table:table-row table:style-name="ro1">
          <table:table-cell table:style-name="ce4"/>
          <table:table-cell table:number-columns-repeated="4"/>
        </table:table-row>
        <table:table-row table:style-name="ro2">
          <table:table-cell table:style-name="ce3" office:value-type="string">
            <text:p>BsmtFinType2 </text:p>
          </table:table-cell>
          <table:table-cell table:style-name="ce3" office:value-type="string">
            <text:p>Label Encode</text:p>
          </table:table-cell>
          <table:table-cell office:value-type="string">
            <text:p>Unf <text:s text:c="3"/>1254</text:p>
          </table:table-cell>
          <table:table-cell office:value-type="string">
            <text:p>GLQ - Good Living Quarter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c <text:s text:c="5"/>54</text:p>
          </table:table-cell>
          <table:table-cell office:value-type="string">
            <text:p>ALQ - Average Living Quarter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wQ <text:s text:c="5"/>46</text:p>
          </table:table-cell>
          <table:table-cell office:value-type="string">
            <text:p>BLQ - Below Average Living Quarters -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A <text:s text:c="6"/>37</text:p>
          </table:table-cell>
          <table:table-cell office:value-type="string">
            <text:p>Rec - Average Rec Ro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LQ <text:s text:c="5"/>33</text:p>
          </table:table-cell>
          <table:table-cell office:value-type="string">
            <text:p>LwQ - Low Qualit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LQ <text:s text:c="5"/>19</text:p>
          </table:table-cell>
          <table:table-cell office:value-type="string">
            <text:p>Unf - Unfinshe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LQ <text:s text:c="5"/>14</text:p>
          </table:table-cell>
          <table:table-cell office:value-type="string">
            <text:p>NA - No Basement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style-name="ce11" office:value-type="string">
            <text:p>Replace empty string ( ' ' ) with N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Heating </text:p>
          </table:table-cell>
          <table:table-cell table:style-name="ce3" office:value-type="string">
            <text:p>Label Encode</text:p>
          </table:table-cell>
          <table:table-cell office:value-type="string">
            <text:p>GasA <text:s text:c="4"/>1426</text:p>
          </table:table-cell>
          <table:table-cell office:value-type="string">
            <text:p>Floor - Floor Furna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asW <text:s text:c="6"/>18</text:p>
          </table:table-cell>
          <table:table-cell office:value-type="string">
            <text:p>GasA - Gas forced warm air furna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rav <text:s text:c="7"/>7</text:p>
          </table:table-cell>
          <table:table-cell office:value-type="string">
            <text:p>GasW - Gas hot water or steam heat</text:p>
          </table:table-cell>
          <table:table-cell/>
        </table:table-row>
        <table:table-row table:style-name="ro2">
          <table:table-cell table:style-name="ce6" table:number-columns-repeated="2"/>
          <table:table-cell office:value-type="string">
            <text:p>Wall <text:s text:c="7"/>4</text:p>
          </table:table-cell>
          <table:table-cell table:style-name="ce6" office:value-type="string">
            <text:p>Grav - Gravity furnace - 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office:value-type="string">
            <text:p>OthW <text:s text:c="7"/>2</text:p>
          </table:table-cell>
          <table:table-cell table:style-name="ce6" office:value-type="string">
            <text:p>OthW - Hot water or steam heat other than gas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office:value-type="string">
            <text:p>Floor <text:s text:c="6"/>1 </text:p>
          </table:table-cell>
          <table:table-cell table:style-name="ce6" office:value-type="string">
            <text:p>Wall - Wall furnace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CentralAir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Y <text:s text:c="3"/>1363</text:p>
          </table:table-cell>
          <table:table-cell table:style-name="ce6" office:value-type="string">
            <text:p>N - No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N <text:s text:c="5"/>95 </text:p>
          </table:table-cell>
          <table:table-cell table:style-name="ce6" office:value-type="string">
            <text:p>Y - Yes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Electrical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SBrkr <text:s text:c="3"/>1333</text:p>
          </table:table-cell>
          <table:table-cell table:style-name="ce6" office:value-type="string">
            <text:p>SBrkr - Standard Circuit Breakers &amp; Romex</text:p>
          </table:table-cell>
          <table:table-cell table:style-name="Default"/>
        </table:table-row>
        <table:table-row table:style-name="ro2">
          <table:table-cell table:style-name="ce7" table:number-columns-repeated="2"/>
          <table:table-cell table:style-name="ce9" office:value-type="string">
            <text:p>FuseA <text:s text:c="5"/>94</text:p>
          </table:table-cell>
          <table:table-cell table:style-name="ce6" office:value-type="string">
            <text:p>FuseA - Fuse Box over 60 AMP and all Romex wiring (Average) - 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FuseF <text:s text:c="5"/>27</text:p>
          </table:table-cell>
          <table:table-cell table:style-name="ce6" office:value-type="string">
            <text:p>FuseF - 60 AMP Fuse Box and mostly Romex wiring (Fair)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FuseP <text:s text:c="6"/>3</text:p>
          </table:table-cell>
          <table:table-cell table:style-name="ce6" office:value-type="string">
            <text:p>FuseP - 60 AMP Fuse Box and mostly knob &amp; tube wiring (poor)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Mix <text:s text:c="8"/>1 </text:p>
          </table:table-cell>
          <table:table-cell table:style-name="ce6" office:value-type="string">
            <text:p>Mix - Mixed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KitchenQual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TA <text:s text:c="3"/>735</text:p>
          </table:table-cell>
          <table:table-cell table:style-name="ce6" office:value-type="string">
            <text:p>Ex - Excellent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Gd <text:s text:c="3"/>584</text:p>
          </table:table-cell>
          <table:table-cell table:style-name="ce6" office:value-type="string">
            <text:p>Gd - Good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Ex <text:s text:c="3"/>100</text:p>
          </table:table-cell>
          <table:table-cell table:style-name="ce6" office:value-type="string">
            <text:p>TA - Typical/Averag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Fa <text:s text:c="4"/>39 </text:p>
          </table:table-cell>
          <table:table-cell table:style-name="ce6" office:value-type="string">
            <text:p>Fa - Fair</text:p>
          </table:table-cell>
          <table:table-cell table:style-name="Default"/>
        </table:table-row>
        <table:table-row table:style-name="ro1">
          <table:table-cell table:style-name="ce6" table:number-columns-repeated="3"/>
          <table:table-cell table:style-name="ce6" office:value-type="string">
            <text:p>Po - Poor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Functional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Typ <text:s text:c="4"/>1358</text:p>
          </table:table-cell>
          <table:table-cell table:style-name="ce6" office:value-type="string">
            <text:p>Typ - Typical Functionality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Min2 <text:s text:c="5"/>34</text:p>
          </table:table-cell>
          <table:table-cell table:style-name="ce6" office:value-type="string">
            <text:p>Min1 - Minor Deductions 1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Min1 <text:s text:c="5"/>31</text:p>
          </table:table-cell>
          <table:table-cell table:style-name="ce6" office:value-type="string">
            <text:p>Min2 - Minor Deductions 2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Mod <text:s text:c="6"/>15</text:p>
          </table:table-cell>
          <table:table-cell table:style-name="ce6" office:value-type="string">
            <text:p>Mod - Moderate Deductions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Maj1 <text:s text:c="5"/>14</text:p>
          </table:table-cell>
          <table:table-cell table:style-name="ce6" office:value-type="string">
            <text:p>Maj1 - Major Deductions 1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Maj2 <text:s text:c="6"/>5</text:p>
          </table:table-cell>
          <table:table-cell table:style-name="ce6" office:value-type="string">
            <text:p>Maj2 - Major Deductions 2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Sev <text:s text:c="7"/>1 </text:p>
          </table:table-cell>
          <table:table-cell table:style-name="ce6" office:value-type="string">
            <text:p>Sev - Severely Damaged</text:p>
          </table:table-cell>
          <table:table-cell table:style-name="Default"/>
        </table:table-row>
        <table:table-row table:style-name="ro1">
          <table:table-cell table:style-name="ce6" table:number-columns-repeated="3"/>
          <table:table-cell table:style-name="ce6" office:value-type="string">
            <text:p>Sal - Salvage only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GarageType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Attchd <text:s text:c="4"/>869</text:p>
          </table:table-cell>
          <table:table-cell table:style-name="ce6" office:value-type="string">
            <text:p>2Types - More than one type of garag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Detchd <text:s text:c="4"/>387</text:p>
          </table:table-cell>
          <table:table-cell table:style-name="ce6" office:value-type="string">
            <text:p>Attchd - Attached to hom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BuiltIn <text:s text:c="4"/>87</text:p>
          </table:table-cell>
          <table:table-cell table:style-name="ce6" office:value-type="string">
            <text:p>Basment - Basement Garag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NA <text:s text:c="9"/>81</text:p>
          </table:table-cell>
          <table:table-cell table:style-name="ce6" office:value-type="string">
            <text:p>BuiltIn - Built-In (Garage part of house - typically has room above garage)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Basment <text:s text:c="4"/>19</text:p>
          </table:table-cell>
          <table:table-cell table:style-name="ce6" office:value-type="string">
            <text:p>CarPort - Car Port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CarPort <text:s text:c="5"/>9</text:p>
          </table:table-cell>
          <table:table-cell table:style-name="ce6" office:value-type="string">
            <text:p>Detchd - Detached from hom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2Types <text:s text:c="6"/>6 </text:p>
          </table:table-cell>
          <table:table-cell table:style-name="ce6" office:value-type="string">
            <text:p>NA - No Garage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GarageFinish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Unf <text:s text:c="3"/>605</text:p>
          </table:table-cell>
          <table:table-cell table:style-name="ce6" office:value-type="string">
            <text:p>Fin - Finished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RFn <text:s text:c="3"/>421</text:p>
          </table:table-cell>
          <table:table-cell table:style-name="ce6" office:value-type="string">
            <text:p>RFn - Rough Finished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Fin <text:s text:c="3"/>351</text:p>
          </table:table-cell>
          <table:table-cell table:style-name="ce6" office:value-type="string">
            <text:p>Unf - Unfinished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NA <text:s text:c="5"/>81 </text:p>
          </table:table-cell>
          <table:table-cell table:style-name="ce6" office:value-type="string">
            <text:p>NA - No Garage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GarageQual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TA <text:s text:c="3"/>1309</text:p>
          </table:table-cell>
          <table:table-cell table:style-name="ce6" office:value-type="string">
            <text:p>Ex - Excellent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NA <text:s text:c="5"/>81</text:p>
          </table:table-cell>
          <table:table-cell table:style-name="ce6" office:value-type="string">
            <text:p>Gd - Good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Fa <text:s text:c="5"/>48</text:p>
          </table:table-cell>
          <table:table-cell table:style-name="ce6" office:value-type="string">
            <text:p>TA - Typical/Averag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Gd <text:s text:c="5"/>14</text:p>
          </table:table-cell>
          <table:table-cell table:style-name="ce6" office:value-type="string">
            <text:p>Fa - Fair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Po <text:s text:c="6"/>3</text:p>
          </table:table-cell>
          <table:table-cell table:style-name="ce6" office:value-type="string">
            <text:p>Po - Poor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Ex <text:s text:c="6"/>3 </text:p>
          </table:table-cell>
          <table:table-cell table:style-name="ce6" office:value-type="string">
            <text:p>NA - No Garage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GarageCond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TA <text:s text:c="3"/>1324</text:p>
          </table:table-cell>
          <table:table-cell table:style-name="ce6" office:value-type="string">
            <text:p>Ex - Excellent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NA <text:s text:c="5"/>81</text:p>
          </table:table-cell>
          <table:table-cell table:style-name="ce6" office:value-type="string">
            <text:p>Gd - Good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Fa <text:s text:c="5"/>35</text:p>
          </table:table-cell>
          <table:table-cell table:style-name="ce6" office:value-type="string">
            <text:p>TA - Typical/Averag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Gd <text:s text:c="6"/>9</text:p>
          </table:table-cell>
          <table:table-cell table:style-name="ce6" office:value-type="string">
            <text:p>Fa - Fair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Po <text:s text:c="6"/>7</text:p>
          </table:table-cell>
          <table:table-cell table:style-name="ce6" office:value-type="string">
            <text:p>Po - Poor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Ex <text:s text:c="6"/>2 </text:p>
          </table:table-cell>
          <table:table-cell table:style-name="ce6" office:value-type="string">
            <text:p>NA - No Garage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PavedDrive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Y <text:s text:c="3"/>1338</text:p>
          </table:table-cell>
          <table:table-cell table:style-name="ce6" office:value-type="string">
            <text:p>Y - Paved 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N <text:s text:c="5"/>90</text:p>
          </table:table-cell>
          <table:table-cell table:style-name="ce6" office:value-type="string">
            <text:p>P - Partial Pavement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P <text:s text:c="5"/>30 </text:p>
          </table:table-cell>
          <table:table-cell table:style-name="ce6" office:value-type="string">
            <text:p>N - Dirt/Gravel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SaleType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WD <text:s text:c="6"/>1265</text:p>
          </table:table-cell>
          <table:table-cell table:style-name="ce6" office:value-type="string">
            <text:p>WD <text:s/>- Warranty Deed - Conventional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New <text:s text:c="6"/>122</text:p>
          </table:table-cell>
          <table:table-cell table:style-name="ce6" office:value-type="string">
            <text:p>CWD - Warranty Deed - Cash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COD <text:s text:c="7"/>43</text:p>
          </table:table-cell>
          <table:table-cell table:style-name="ce6" office:value-type="string">
            <text:p>VWD - Warranty Deed - VA Loan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ConLD <text:s text:c="6"/>9</text:p>
          </table:table-cell>
          <table:table-cell table:style-name="ce6" office:value-type="string">
            <text:p>New - Home just constructed and sold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ConLw <text:s text:c="6"/>5</text:p>
          </table:table-cell>
          <table:table-cell table:style-name="ce6" office:value-type="string">
            <text:p>COD - Court Officer Deed/Estat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ConLI <text:s text:c="6"/>5</text:p>
          </table:table-cell>
          <table:table-cell table:style-name="ce6" office:value-type="string">
            <text:p>Con - Contract 15% Down payment regular terms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CWD <text:s text:c="8"/>4</text:p>
          </table:table-cell>
          <table:table-cell table:style-name="ce6" office:value-type="string">
            <text:p>ConLw - Contract Low Down payment and low interest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Oth <text:s text:c="8"/>3</text:p>
          </table:table-cell>
          <table:table-cell table:style-name="ce6" office:value-type="string">
            <text:p>ConLI - Contract Low Interest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Con <text:s text:c="8"/>2 </text:p>
          </table:table-cell>
          <table:table-cell table:style-name="ce6" office:value-type="string">
            <text:p>ConLD - Contract Low Down</text:p>
          </table:table-cell>
          <table:table-cell table:style-name="Default"/>
        </table:table-row>
        <table:table-row table:style-name="ro1">
          <table:table-cell table:style-name="ce6" table:number-columns-repeated="3"/>
          <table:table-cell table:style-name="ce6" office:value-type="string">
            <text:p>Oth - Other</text:p>
          </table:table-cell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SaleCondition 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Normal <text:s text:c="4"/>1196</text:p>
          </table:table-cell>
          <table:table-cell table:style-name="ce6" office:value-type="string">
            <text:p>Normal - Normal Sal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Partial <text:s text:c="4"/>125</text:p>
          </table:table-cell>
          <table:table-cell table:style-name="ce6" office:value-type="string">
            <text:p>Abnorml - Abnormal Sale - <text:s/>trade, foreclosure, short sal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Abnorml <text:s text:c="4"/>101</text:p>
          </table:table-cell>
          <table:table-cell table:style-name="ce6" office:value-type="string">
            <text:p>AdjLand - Adjoining Land Purchase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Family <text:s text:c="6"/>20</text:p>
          </table:table-cell>
          <table:table-cell table:style-name="ce6" office:value-type="string">
            <text:p>Alloca - Allocation - two linked properties with separate deeds, typically condo with a garage unit - 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Alloca <text:s text:c="6"/>12</text:p>
          </table:table-cell>
          <table:table-cell table:style-name="ce6" office:value-type="string">
            <text:p>Family - Sale between family members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AdjLand <text:s text:c="6"/>4 </text:p>
          </table:table-cell>
          <table:table-cell table:style-name="ce6" office:value-type="string">
            <text:p>Partial - Home was not completed when last assessed (associated with New Homes)</text:p>
          </table:table-cell>
          <table:table-cell table:style-name="Default"/>
        </table:table-row>
        <table:table-row table:style-name="ro1" table:number-rows-repeated="2">
          <table:table-cell table:style-name="ce6" table:number-columns-repeated="4"/>
          <table:table-cell table:style-name="Default"/>
        </table:table-row>
        <table:table-row table:style-name="ro2">
          <table:table-cell table:style-name="ce3" office:value-type="string">
            <text:p>HeatingQC</text:p>
          </table:table-cell>
          <table:table-cell table:style-name="ce3" office:value-type="string">
            <text:p>Label Encode</text:p>
          </table:table-cell>
          <table:table-cell table:style-name="ce9" office:value-type="string">
            <text:p>Ex <text:s text:c="3"/>740</text:p>
          </table:table-cell>
          <table:table-cell table:style-name="ce6" office:value-type="string">
            <text:p>Ex - Excellent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TA <text:s text:c="3"/>428</text:p>
          </table:table-cell>
          <table:table-cell table:style-name="ce6" office:value-type="string">
            <text:p>Gd - Good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Gd <text:s text:c="3"/>240</text:p>
          </table:table-cell>
          <table:table-cell table:style-name="ce6" office:value-type="string">
            <text:p>TA - Average/Typical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Fa <text:s text:c="4"/>49</text:p>
          </table:table-cell>
          <table:table-cell table:style-name="ce6" office:value-type="string">
            <text:p>Fa - Fair</text:p>
          </table:table-cell>
          <table:table-cell table:style-name="Default"/>
        </table:table-row>
        <table:table-row table:style-name="ro2">
          <table:table-cell table:style-name="ce6" table:number-columns-repeated="2"/>
          <table:table-cell table:style-name="ce9" office:value-type="string">
            <text:p>Po <text:s text:c="5"/>1 </text:p>
          </table:table-cell>
          <table:table-cell table:style-name="ce6" office:value-type="string">
            <text:p>Po - Poor</text:p>
          </table:table-cell>
          <table:table-cell table:style-name="Default"/>
        </table:table-row>
        <table:table-row table:style-name="ro1" table:number-rows-repeated="35">
          <table:table-cell table:style-name="ce6" table:number-columns-repeated="4"/>
          <table:table-cell table:style-name="Default"/>
        </table:table-row>
        <table:table-row table:style-name="ro1">
          <table:table-cell table:style-name="ce6" table:number-columns-repeated="4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19/08/2017</text:date>, <text:time>18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30:12.071798231</meta:creation-date>
    <meta:generator>OpenOffice/4.1.3$Win32 OpenOffice.org_project/413m1$Build-9783</meta:generator>
    <dc:date>2017-08-19T18:03:03.49</dc:date>
    <meta:editing-duration>PT22H27M16S</meta:editing-duration>
    <meta:editing-cycles>112</meta:editing-cycles>
    <meta:document-statistic meta:table-count="1" meta:cell-count="574" meta:object-count="0"/>
  </office:meta>
</office:document-meta>
</file>